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005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5" office:value-type="string" calcext:value-type="string">
            <text:p>Port 0/4/3</text:p>
          </table:table-cell>
          <table:table-cell/>
          <table:table-cell table:number-columns-repeated="2" office:value-type="string" calcext:value-type="string">
            <text:p>Port 0/4/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/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5" office:value-type="string" calcext:value-type="string">
            <text:p>Stream number 0</text:p>
          </table:table-cell>
          <table:table-cell/>
          <table:table-cell table:number-columns-repeated="2" office:value-type="string" calcext:value-type="string">
            <text:p>Stream number 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5" office:value-type="float" office:value="34988800" calcext:value-type="float">
            <text:p>34988800</text:p>
          </table:table-cell>
          <table:table-cell/>
          <table:table-cell table:number-columns-repeated="2" office:value-type="float" office:value="34988800" calcext:value-type="float">
            <text:p>349888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5" office:value-type="float" office:value="318080" calcext:value-type="float">
            <text:p>318080</text:p>
          </table:table-cell>
          <table:table-cell/>
          <table:table-cell table:number-columns-repeated="2" office:value-type="float" office:value="318080" calcext:value-type="float">
            <text:p>3180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4" office:value-type="float" office:value="34968780" calcext:value-type="float">
            <text:p>34968780</text:p>
          </table:table-cell>
          <table:table-cell office:value-type="float" office:value="34970320" calcext:value-type="float">
            <text:p>34970320</text:p>
          </table:table-cell>
          <table:table-cell/>
          <table:table-cell office:value-type="float" office:value="34973180" calcext:value-type="float">
            <text:p>34973180</text:p>
          </table:table-cell>
          <table:table-cell office:value-type="float" office:value="34968780" calcext:value-type="float">
            <text:p>349687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4" office:value-type="float" office:value="317898" calcext:value-type="float">
            <text:p>317898</text:p>
          </table:table-cell>
          <table:table-cell office:value-type="float" office:value="317912" calcext:value-type="float">
            <text:p>317912</text:p>
          </table:table-cell>
          <table:table-cell/>
          <table:table-cell office:value-type="float" office:value="317938" calcext:value-type="float">
            <text:p>317938</text:p>
          </table:table-cell>
          <table:table-cell office:value-type="float" office:value="317898" calcext:value-type="float">
            <text:p>3178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table:number-columns-repeated="14"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.9236189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284.5859659335</text:p>
          </table:table-cell>
          <table:table-cell office:value-type="string" calcext:value-type="string">
            <text:p>41569331.719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10344" calcext:value-type="float">
            <text:p>10344</text:p>
          </table:table-cell>
          <table:table-cell office:value-type="float" office:value="10465" calcext:value-type="float">
            <text:p>10465</text:p>
          </table:table-cell>
          <table:table-cell table:number-columns-repeated="2" office:value-type="float" office:value="10369" calcext:value-type="float">
            <text:p>10369</text:p>
          </table:table-cell>
          <table:table-cell office:value-type="float" office:value="10344" calcext:value-type="float">
            <text:p>10344</text:p>
          </table:table-cell>
          <table:table-cell office:value-type="float" office:value="10369" calcext:value-type="float">
            <text:p>10369</text:p>
          </table:table-cell>
          <table:table-cell table:number-columns-repeated="4" office:value-type="float" office:value="7410" calcext:value-type="float">
            <text:p>7410</text:p>
          </table:table-cell>
          <table:table-cell table:number-columns-repeated="2" office:value-type="float" office:value="4980" calcext:value-type="float">
            <text:p>4980</text:p>
          </table:table-cell>
          <table:table-cell table:number-columns-repeated="2" office:value-type="float" office:value="5085" calcext:value-type="float">
            <text:p>5085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2607" calcext:value-type="float">
            <text:p>26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1443" calcext:value-type="float">
            <text:p>11443</text:p>
          </table:table-cell>
          <table:table-cell office:value-type="float" office:value="12427" calcext:value-type="float">
            <text:p>12427</text:p>
          </table:table-cell>
          <table:table-cell office:value-type="float" office:value="12447" calcext:value-type="float">
            <text:p>12447</text:p>
          </table:table-cell>
          <table:table-cell office:value-type="float" office:value="12453" calcext:value-type="float">
            <text:p>12453</text:p>
          </table:table-cell>
          <table:table-cell office:value-type="float" office:value="12420" calcext:value-type="float">
            <text:p>12420</text:p>
          </table:table-cell>
          <table:table-cell office:value-type="float" office:value="12407" calcext:value-type="float">
            <text:p>12407</text:p>
          </table:table-cell>
          <table:table-cell office:value-type="float" office:value="9207" calcext:value-type="float">
            <text:p>9207</text:p>
          </table:table-cell>
          <table:table-cell office:value-type="float" office:value="9238" calcext:value-type="float">
            <text:p>9238</text:p>
          </table:table-cell>
          <table:table-cell office:value-type="float" office:value="9258" calcext:value-type="float">
            <text:p>9258</text:p>
          </table:table-cell>
          <table:table-cell office:value-type="float" office:value="9237" calcext:value-type="float">
            <text:p>9237</text:p>
          </table:table-cell>
          <table:table-cell office:value-type="float" office:value="6581" calcext:value-type="float">
            <text:p>6581</text:p>
          </table:table-cell>
          <table:table-cell office:value-type="float" office:value="6577" calcext:value-type="float">
            <text:p>6577</text:p>
          </table:table-cell>
          <table:table-cell office:value-type="float" office:value="6666" calcext:value-type="float">
            <text:p>6666</text:p>
          </table:table-cell>
          <table:table-cell office:value-type="float" office:value="6649" calcext:value-type="float">
            <text:p>6649</text:p>
          </table:table-cell>
          <table:table-cell office:value-type="float" office:value="4017" calcext:value-type="float">
            <text:p>4017</text:p>
          </table:table-cell>
          <table:table-cell/>
          <table:table-cell office:value-type="float" office:value="4019" calcext:value-type="float">
            <text:p>4019</text:p>
          </table:table-cell>
          <table:table-cell office:value-type="float" office:value="4118" calcext:value-type="float">
            <text:p>41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8145" calcext:value-type="float">
            <text:p>28145</text:p>
          </table:table-cell>
          <table:table-cell office:value-type="float" office:value="39931" calcext:value-type="float">
            <text:p>39931</text:p>
          </table:table-cell>
          <table:table-cell table:number-columns-repeated="2" office:value-type="float" office:value="39979" calcext:value-type="float">
            <text:p>39979</text:p>
          </table:table-cell>
          <table:table-cell office:value-type="float" office:value="39931" calcext:value-type="float">
            <text:p>39931</text:p>
          </table:table-cell>
          <table:table-cell office:value-type="float" office:value="37718" calcext:value-type="float">
            <text:p>37718</text:p>
          </table:table-cell>
          <table:table-cell office:value-type="float" office:value="37213" calcext:value-type="float">
            <text:p>37213</text:p>
          </table:table-cell>
          <table:table-cell table:number-columns-repeated="2" office:value-type="float" office:value="37237" calcext:value-type="float">
            <text:p>37237</text:p>
          </table:table-cell>
          <table:table-cell office:value-type="float" office:value="37261" calcext:value-type="float">
            <text:p>37261</text:p>
          </table:table-cell>
          <table:table-cell office:value-type="float" office:value="30406" calcext:value-type="float">
            <text:p>30406</text:p>
          </table:table-cell>
          <table:table-cell office:value-type="float" office:value="30454" calcext:value-type="float">
            <text:p>30454</text:p>
          </table:table-cell>
          <table:table-cell office:value-type="float" office:value="30510" calcext:value-type="float">
            <text:p>30510</text:p>
          </table:table-cell>
          <table:table-cell office:value-type="float" office:value="30486" calcext:value-type="float">
            <text:p>30486</text:p>
          </table:table-cell>
          <table:table-cell office:value-type="float" office:value="27190" calcext:value-type="float">
            <text:p>27190</text:p>
          </table:table-cell>
          <table:table-cell/>
          <table:table-cell office:value-type="float" office:value="27190" calcext:value-type="float">
            <text:p>27190</text:p>
          </table:table-cell>
          <table:table-cell office:value-type="float" office:value="26517" calcext:value-type="float">
            <text:p>265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7801" calcext:value-type="float">
            <text:p>17801</text:p>
          </table:table-cell>
          <table:table-cell office:value-type="float" office:value="29466" calcext:value-type="float">
            <text:p>29466</text:p>
          </table:table-cell>
          <table:table-cell table:number-columns-repeated="2" office:value-type="float" office:value="29610" calcext:value-type="float">
            <text:p>29610</text:p>
          </table:table-cell>
          <table:table-cell office:value-type="float" office:value="29587" calcext:value-type="float">
            <text:p>29587</text:p>
          </table:table-cell>
          <table:table-cell office:value-type="float" office:value="27349" calcext:value-type="float">
            <text:p>27349</text:p>
          </table:table-cell>
          <table:table-cell office:value-type="float" office:value="29803" calcext:value-type="float">
            <text:p>29803</text:p>
          </table:table-cell>
          <table:table-cell table:number-columns-repeated="2" office:value-type="float" office:value="29827" calcext:value-type="float">
            <text:p>29827</text:p>
          </table:table-cell>
          <table:table-cell office:value-type="float" office:value="29851" calcext:value-type="float">
            <text:p>29851</text:p>
          </table:table-cell>
          <table:table-cell office:value-type="float" office:value="25426" calcext:value-type="float">
            <text:p>25426</text:p>
          </table:table-cell>
          <table:table-cell office:value-type="float" office:value="25474" calcext:value-type="float">
            <text:p>25474</text:p>
          </table:table-cell>
          <table:table-cell office:value-type="float" office:value="25425" calcext:value-type="float">
            <text:p>25425</text:p>
          </table:table-cell>
          <table:table-cell office:value-type="float" office:value="25401" calcext:value-type="float">
            <text:p>25401</text:p>
          </table:table-cell>
          <table:table-cell office:value-type="float" office:value="24583" calcext:value-type="float">
            <text:p>24583</text:p>
          </table:table-cell>
          <table:table-cell/>
          <table:table-cell office:value-type="float" office:value="24607" calcext:value-type="float">
            <text:p>24607</text:p>
          </table:table-cell>
          <table:table-cell office:value-type="float" office:value="23910" calcext:value-type="float">
            <text:p>239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7463" calcext:value-type="float">
            <text:p>17463</text:p>
          </table:table-cell>
          <table:table-cell office:value-type="float" office:value="29201" calcext:value-type="float">
            <text:p>29201</text:p>
          </table:table-cell>
          <table:table-cell table:number-columns-repeated="2" office:value-type="float" office:value="29249" calcext:value-type="float">
            <text:p>29249</text:p>
          </table:table-cell>
          <table:table-cell office:value-type="float" office:value="29490" calcext:value-type="float">
            <text:p>29490</text:p>
          </table:table-cell>
          <table:table-cell office:value-type="float" office:value="26988" calcext:value-type="float">
            <text:p>26988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4751" calcext:value-type="float">
            <text:p>24751</text:p>
          </table:table-cell>
          <table:table-cell office:value-type="float" office:value="24775" calcext:value-type="float">
            <text:p>24775</text:p>
          </table:table-cell>
          <table:table-cell office:value-type="float" office:value="24727" calcext:value-type="float">
            <text:p>24727</text:p>
          </table:table-cell>
          <table:table-cell office:value-type="float" office:value="24751" calcext:value-type="float">
            <text:p>24751</text:p>
          </table:table-cell>
          <table:table-cell office:value-type="float" office:value="24559" calcext:value-type="float">
            <text:p>24559</text:p>
          </table:table-cell>
          <table:table-cell/>
          <table:table-cell office:value-type="float" office:value="24559" calcext:value-type="float">
            <text:p>24559</text:p>
          </table:table-cell>
          <table:table-cell office:value-type="float" office:value="23813" calcext:value-type="float">
            <text:p>238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7463" calcext:value-type="float">
            <text:p>17463</text:p>
          </table:table-cell>
          <table:table-cell office:value-type="float" office:value="29201" calcext:value-type="float">
            <text:p>29201</text:p>
          </table:table-cell>
          <table:table-cell table:number-columns-repeated="2" office:value-type="float" office:value="29249" calcext:value-type="float">
            <text:p>29249</text:p>
          </table:table-cell>
          <table:table-cell office:value-type="float" office:value="29490" calcext:value-type="float">
            <text:p>29490</text:p>
          </table:table-cell>
          <table:table-cell office:value-type="float" office:value="26988" calcext:value-type="float">
            <text:p>26988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9731" calcext:value-type="float">
            <text:p>29731</text:p>
          </table:table-cell>
          <table:table-cell office:value-type="float" office:value="29755" calcext:value-type="float">
            <text:p>29755</text:p>
          </table:table-cell>
          <table:table-cell office:value-type="float" office:value="24751" calcext:value-type="float">
            <text:p>24751</text:p>
          </table:table-cell>
          <table:table-cell office:value-type="float" office:value="24775" calcext:value-type="float">
            <text:p>24775</text:p>
          </table:table-cell>
          <table:table-cell office:value-type="float" office:value="24727" calcext:value-type="float">
            <text:p>24727</text:p>
          </table:table-cell>
          <table:table-cell office:value-type="float" office:value="24751" calcext:value-type="float">
            <text:p>24751</text:p>
          </table:table-cell>
          <table:table-cell office:value-type="float" office:value="24559" calcext:value-type="float">
            <text:p>24559</text:p>
          </table:table-cell>
          <table:table-cell/>
          <table:table-cell office:value-type="float" office:value="24559" calcext:value-type="float">
            <text:p>24559</text:p>
          </table:table-cell>
          <table:table-cell office:value-type="float" office:value="23813" calcext:value-type="float">
            <text:p>238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cket loss rate</text:p>
          </table:table-cell>
          <table:table-cell table:formula="of:=[.B23]/[.B14]" office:value-type="float" office:value="0.000572183098591549" calcext:value-type="float">
            <text:p>0,0005721831</text:p>
          </table:table-cell>
          <table:table-cell table:formula="of:=[.C23]/[.C14]" office:value-type="float" office:value="0.000572183098591549" calcext:value-type="float">
            <text:p>0,0005721831</text:p>
          </table:table-cell>
          <table:table-cell table:formula="of:=[.D23]/[.D14]" office:value-type="float" office:value="0.000572183098591549" calcext:value-type="float">
            <text:p>0,0005721831</text:p>
          </table:table-cell>
          <table:table-cell table:formula="of:=[.E23]/[.E14]" office:value-type="float" office:value="0.000572183098591549" calcext:value-type="float">
            <text:p>0,0005721831</text:p>
          </table:table-cell>
          <table:table-cell table:formula="of:=[.F23]/[.F14]" office:value-type="float" office:value="0.000572183098591549" calcext:value-type="float">
            <text:p>0,0005721831</text:p>
          </table:table-cell>
          <table:table-cell table:formula="of:=[.G23]/[.G14]" office:value-type="float" office:value="0.000572183098591549" calcext:value-type="float">
            <text:p>0,0005721831</text:p>
          </table:table-cell>
          <table:table-cell table:formula="of:=[.H23]/[.H14]" office:value-type="float" office:value="0.000572183098591549" calcext:value-type="float">
            <text:p>0,0005721831</text:p>
          </table:table-cell>
          <table:table-cell table:formula="of:=[.I23]/[.I14]" office:value-type="float" office:value="0.000572183098591549" calcext:value-type="float">
            <text:p>0,0005721831</text:p>
          </table:table-cell>
          <table:table-cell table:formula="of:=[.J23]/[.J14]" office:value-type="float" office:value="0.000572183098591549" calcext:value-type="float">
            <text:p>0,0005721831</text:p>
          </table:table-cell>
          <table:table-cell table:formula="of:=[.K23]/[.K14]" office:value-type="float" office:value="0.000572183098591549" calcext:value-type="float">
            <text:p>0,0005721831</text:p>
          </table:table-cell>
          <table:table-cell table:formula="of:=[.L23]/[.L14]" office:value-type="float" office:value="0.000572183098591549" calcext:value-type="float">
            <text:p>0,0005721831</text:p>
          </table:table-cell>
          <table:table-cell table:formula="of:=[.M23]/[.M14]" office:value-type="float" office:value="0.000572183098591549" calcext:value-type="float">
            <text:p>0,0005721831</text:p>
          </table:table-cell>
          <table:table-cell table:formula="of:=[.N23]/[.N14]" office:value-type="float" office:value="0.000572183098591549" calcext:value-type="float">
            <text:p>0,0005721831</text:p>
          </table:table-cell>
          <table:table-cell table:formula="of:=[.O23]/[.O14]" office:value-type="float" office:value="0.000572183098591549" calcext:value-type="float">
            <text:p>0,0005721831</text:p>
          </table:table-cell>
          <table:table-cell table:formula="of:=[.P23]/[.P14]" office:value-type="float" office:value="0.000528169014084507" calcext:value-type="float">
            <text:p>0,000528169</text:p>
          </table:table-cell>
          <table:table-cell/>
          <table:table-cell table:formula="of:=[.R23]/[.R14]" office:value-type="float" office:value="0.000446428571428571" calcext:value-type="float">
            <text:p>0,0004464286</text:p>
          </table:table-cell>
          <table:table-cell table:formula="of:=[.S23]/[.S14]" office:value-type="float" office:value="0.000572183098591549" calcext:value-type="float">
            <text:p>0,0005721831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cket loss rate</text:p>
          </table:table-cell>
          <table:table-cell/>
          <table:table-cell office:value-type="string" calcext:value-type="string">
            <text:p><text:s text:c="2"/>AggrAvgLatency</text:p>
          </table:table-cell>
          <table:table-cell office:value-type="string" calcext:value-type="string">
            <text:p><text:s text:c="2"/>AggrAvgJitter</text:p>
          </table:table-cell>
          <table:table-cell/>
          <table:table-cell office:value-type="string" calcext:value-type="string">
            <text:p><text:s text:c="2"/>AggrMaxLatency</text:p>
          </table:table-cell>
          <table:table-cell office:value-type="string" calcext:value-type="string">
            <text:p><text:s text:c="2"/>AggrMaxJitter</text:p>
          </table:table-cell>
          <table:table-cell office:value-type="string" calcext:value-type="string">
            <text:p><text:s text:c="2"/>MisorderPackets</text:p>
          </table:table-cell>
          <table:table-cell office:value-type="string" calcext:value-type="string">
            <text:p><text:s text:c="2"/>TxPacke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1443" calcext:value-type="float">
            <text:p>11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145" calcext:value-type="float">
            <text:p>28145</text:p>
          </table:table-cell>
          <table:table-cell office:value-type="float" office:value="17463" calcext:value-type="float">
            <text:p>17463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3]/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27" calcext:value-type="float">
            <text:p>12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31" calcext:value-type="float">
            <text:p>39931</text:p>
          </table:table-cell>
          <table:table-cell office:value-type="float" office:value="29201" calcext:value-type="float">
            <text:p>2920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4]/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47" calcext:value-type="float">
            <text:p>12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79" calcext:value-type="float">
            <text:p>39979</text:p>
          </table:table-cell>
          <table:table-cell office:value-type="float" office:value="29249" calcext:value-type="float">
            <text:p>29249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5]/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53" calcext:value-type="float">
            <text:p>12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79" calcext:value-type="float">
            <text:p>39979</text:p>
          </table:table-cell>
          <table:table-cell office:value-type="float" office:value="29249" calcext:value-type="float">
            <text:p>29249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6]/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20" calcext:value-type="float">
            <text:p>12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31" calcext:value-type="float">
            <text:p>39931</text:p>
          </table:table-cell>
          <table:table-cell office:value-type="float" office:value="29490" calcext:value-type="float">
            <text:p>29490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7]/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12407" calcext:value-type="float">
            <text:p>12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718" calcext:value-type="float">
            <text:p>37718</text:p>
          </table:table-cell>
          <table:table-cell office:value-type="float" office:value="26988" calcext:value-type="float">
            <text:p>26988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8]/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13" calcext:value-type="float">
            <text:p>37213</text:p>
          </table:table-cell>
          <table:table-cell office:value-type="float" office:value="29731" calcext:value-type="float">
            <text:p>2973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59]/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38" calcext:value-type="float">
            <text:p>9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37" calcext:value-type="float">
            <text:p>37237</text:p>
          </table:table-cell>
          <table:table-cell office:value-type="float" office:value="29755" calcext:value-type="float">
            <text:p>29755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0]/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58" calcext:value-type="float">
            <text:p>9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37" calcext:value-type="float">
            <text:p>37237</text:p>
          </table:table-cell>
          <table:table-cell office:value-type="float" office:value="29731" calcext:value-type="float">
            <text:p>2973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1]/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9237" calcext:value-type="float">
            <text:p>9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261" calcext:value-type="float">
            <text:p>37261</text:p>
          </table:table-cell>
          <table:table-cell office:value-type="float" office:value="29755" calcext:value-type="float">
            <text:p>29755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2]/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06" calcext:value-type="float">
            <text:p>30406</text:p>
          </table:table-cell>
          <table:table-cell office:value-type="float" office:value="24751" calcext:value-type="float">
            <text:p>2475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3]/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577" calcext:value-type="float">
            <text:p>6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54" calcext:value-type="float">
            <text:p>30454</text:p>
          </table:table-cell>
          <table:table-cell office:value-type="float" office:value="24775" calcext:value-type="float">
            <text:p>24775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4]/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10" calcext:value-type="float">
            <text:p>30510</text:p>
          </table:table-cell>
          <table:table-cell office:value-type="float" office:value="24727" calcext:value-type="float">
            <text:p>24727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5]/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6649" calcext:value-type="float">
            <text:p>6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86" calcext:value-type="float">
            <text:p>30486</text:p>
          </table:table-cell>
          <table:table-cell office:value-type="float" office:value="24751" calcext:value-type="float">
            <text:p>24751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66]/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28169014084507</text:p>
          </table:table-cell>
          <table:table-cell/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90" calcext:value-type="float">
            <text:p>27190</text:p>
          </table:table-cell>
          <table:table-cell office:value-type="float" office:value="24559" calcext:value-type="float">
            <text:p>24559</text:p>
          </table:table-cell>
          <table:table-cell office:value-type="float" office:value="1" calcext:value-type="float">
            <text:p>1</text:p>
          </table:table-cell>
          <table:table-cell office:value-type="float" office:value="318080" calcext:value-type="float">
            <text:p>318080</text:p>
          </table:table-cell>
          <table:table-cell table:formula="of:=[.I67]/[.J67]" office:value-type="float" office:value="0.00000314386317907445" calcext:value-type="float">
            <text:p>3,14386317907445E-0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.000446428571428571</text:p>
          </table:table-cell>
          <table:table-cell/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90" calcext:value-type="float">
            <text:p>27190</text:p>
          </table:table-cell>
          <table:table-cell office:value-type="float" office:value="24559" calcext:value-type="float">
            <text:p>24559</text:p>
          </table:table-cell>
          <table:table-cell office:value-type="float" office:value="3" calcext:value-type="float">
            <text:p>3</text:p>
          </table:table-cell>
          <table:table-cell office:value-type="float" office:value="318080" calcext:value-type="float">
            <text:p>318080</text:p>
          </table:table-cell>
          <table:table-cell table:formula="of:=[.I69]/[.J69]" office:value-type="float" office:value="0.00000943158953722334" calcext:value-type="float">
            <text:p>9,43158953722334E-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.000572183098591549</text:p>
          </table:table-cell>
          <table:table-cell/>
          <table:table-cell office:value-type="float" office:value="4118" calcext:value-type="float">
            <text:p>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517" calcext:value-type="float">
            <text:p>26517</text:p>
          </table:table-cell>
          <table:table-cell office:value-type="float" office:value="23813" calcext:value-type="float">
            <text:p>23813</text:p>
          </table:table-cell>
          <table:table-cell office:value-type="float" office:value="0" calcext:value-type="float">
            <text:p>0</text:p>
          </table:table-cell>
          <table:table-cell office:value-type="float" office:value="318080" calcext:value-type="float">
            <text:p>318080</text:p>
          </table:table-cell>
          <table:table-cell table:formula="of:=[.I70]/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4:09:43.8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28:28.892000000</meta:creation-date>
    <dc:date>2016-08-19T14:09:51.556000000</dc:date>
    <meta:editing-duration>PT20M44S</meta:editing-duration>
    <meta:editing-cycles>5</meta:editing-cycles>
    <meta:generator>LibreOffice/5.0.2.2$Windows_x86 LibreOffice_project/37b43f919e4de5eeaca9b9755ed688758a8251fe</meta:generator>
    <meta:document-statistic meta:table-count="1" meta:cell-count="852" meta:object-count="0"/>
  </office:meta>
</office:document-meta>
</file>